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18pt" style:font-size-asian="18pt" style:font-size-complex="18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style:style>
    <style:style style:name="P4" style:parent-style-name="Normal" style:family="paragraph">
      <style:paragraph-properties fo:text-align="center"/>
      <style:text-properties style:font-name="Times New Roman" style:font-name-complex="Times New Roman" fo:font-weight="bold" style:font-weight-asian="bold" style:font-weight-complex="bold"/>
    </style:style>
    <style:style style:name="P5" style:parent-style-name="Normal" style:family="paragraph">
      <style:text-properties style:font-name="Times New Roman" style:font-name-complex="Times New Roman"/>
    </style:style>
    <style:style style:name="T6"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7" style:parent-style-name="DefaultParagraphFont" style:family="text">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P18" style:parent-style-name="Normal" style:family="paragraph">
      <style:text-properties style:font-name="Times New Roman" style:font-name-complex="Times New Roman"/>
    </style:style>
    <style:style style:name="P19"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0" style:parent-style-name="Normal" style:family="paragraph">
      <style:text-properties style:font-name="Times New Roman" style:font-name-complex="Times New Roman"/>
    </style:style>
    <style:style style:name="P21" style:parent-style-name="Normal"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P2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5" style:parent-style-name="ListParagraph" style:list-style-name="LFO4" style:family="paragraph">
      <style:text-properties style:font-name="Times New Roman" style:font-name-complex="Times New Roman"/>
    </style:style>
    <style:style style:name="P26" style:parent-style-name="ListParagraph" style:list-style-name="LFO4" style:family="paragraph">
      <style:text-properties style:font-name="Times New Roman" style:font-name-complex="Times New Roman"/>
    </style:style>
    <style:style style:name="P27" style:parent-style-name="ListParagraph" style:list-style-name="LFO4" style:family="paragraph">
      <style:text-properties style:font-name="Times New Roman" style:font-name-complex="Times New Roman"/>
    </style:style>
    <style:style style:name="P28" style:parent-style-name="ListParagraph" style:list-style-name="LFO4" style:family="paragraph">
      <style:text-properties style:font-name="Times New Roman" style:font-name-complex="Times New Roman"/>
    </style:style>
    <style:style style:name="P29" style:parent-style-name="ListParagraph" style:list-style-name="LFO4" style:family="paragraph">
      <style:text-properties style:font-name="Times New Roman" style:font-name-complex="Times New Roman"/>
    </style:style>
    <style:style style:name="P30" style:parent-style-name="ListParagraph" style:list-style-name="LFO4" style:family="paragraph">
      <style:text-properties style:font-name="Times New Roman" style:font-name-complex="Times New Roman"/>
    </style:style>
    <style:style style:name="P31" style:parent-style-name="Normal" style:family="paragraph">
      <style:text-properties style:font-name="Times New Roman" style:font-name-complex="Times New Roman"/>
    </style:style>
    <style:style style:name="P3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T33" style:parent-style-name="DefaultParagraphFont" style:family="text">
      <style:text-properties style:font-name="Times New Roman" style:font-name-complex="Times New Roman" fo:font-weight="bold" style:font-weight-asian="bold" style:font-weight-complex="bold"/>
    </style:style>
    <style:style style:name="T34" style:parent-style-name="DefaultParagraphFont" style:family="text">
      <style:text-properties style:font-name="Times New Roman" style:font-name-complex="Times New Roman" fo:font-weight="bold" style:font-weight-asian="bold" style:font-weight-complex="bold"/>
    </style:style>
    <style:style style:name="T35" style:parent-style-name="DefaultParagraphFont" style:family="text">
      <style:text-properties style:font-name="Times New Roman" style:font-name-complex="Times New Roman"/>
    </style:style>
    <style:style style:name="P36" style:parent-style-name="Normal" style:family="paragraph">
      <style:text-properties style:font-name="Times New Roman" style:font-name-complex="Times New Roman" fo:font-weight="bold" style:font-weight-asian="bold" style:font-weight-complex="bold"/>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fo:font-weight="bold" style:font-weight-asian="bold" style:font-weight-complex="bold"/>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fo:font-weight="bold" style:font-weight-asian="bold" style:font-weight-complex="bold"/>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weight="bold" style:font-weight-asian="bold" style:font-weight-complex="bold"/>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fo:font-weight="bold" style:font-weight-asian="bold" style:font-weight-complex="bold"/>
    </style:style>
    <style:style style:name="T46" style:parent-style-name="DefaultParagraphFont" style:family="text">
      <style:text-properties style:font-name="Times New Roman" style:font-name-complex="Times New Roman" fo:font-weight="bold" style:font-weight-asian="bold" style:font-weight-complex="bold"/>
    </style:style>
    <style:style style:name="T47" style:parent-style-name="DefaultParagraphFont" style:family="text">
      <style:text-properties style:font-name="Times New Roman" style:font-name-complex="Times New Roman"/>
    </style:style>
    <style:style style:name="P48" style:parent-style-name="Normal" style:family="paragraph">
      <style:text-properties style:font-name="Times New Roman" style:font-name-complex="Times New Roman"/>
    </style:style>
    <style:style style:name="T49"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50" style:parent-style-name="DefaultParagraphFont" style:family="text">
      <style:text-properties style:font-name="Times New Roman" style:font-name-complex="Times New Roman"/>
    </style:style>
    <style:style style:name="P51" style:parent-style-name="Normal" style:family="paragraph">
      <style:text-properties style:font-name="Times New Roman" style:font-name-complex="Times New Roman"/>
    </style:style>
    <style:style style:name="P52" style:parent-style-name="Normal" style:family="paragraph">
      <style:text-properties style:font-name="Times New Roman" style:font-name-complex="Times New Roman" fo:font-weight="bold" style:font-weight-asian="bold" style:font-weight-complex="bold"/>
    </style:style>
    <style:style style:name="P53" style:parent-style-name="Normal" style:family="paragraph">
      <style:text-properties style:font-name="Times New Roman" style:font-name-complex="Times New Roman"/>
    </style:style>
    <style:style style:name="P54" style:parent-style-name="Normal" style:family="paragraph">
      <style:text-properties style:font-name="Times New Roman" style:font-name-complex="Times New Roman"/>
    </style:style>
    <style:style style:name="P55" style:parent-style-name="Normal" style:family="paragraph">
      <style:text-properties style:font-name="Times New Roman" style:font-name-complex="Times New Roman" fo:font-weight="bold" style:font-weight-asian="bold" style:font-weight-complex="bold"/>
    </style:style>
    <style:style style:name="P56" style:parent-style-name="Normal" style:family="paragraph">
      <style:text-properties style:font-name="Times New Roman" style:font-name-complex="Times New Roman"/>
    </style:style>
    <style:style style:name="P57" style:parent-style-name="Normal" style:family="paragraph">
      <style:text-properties style:font-name="Times New Roman" style:font-name-complex="Times New Roman"/>
    </style:style>
    <style:style style:name="P58" style:parent-style-name="Normal" style:family="paragraph">
      <style:text-properties style:font-name="Times New Roman" style:font-name-complex="Times New Roman"/>
    </style:style>
    <style:style style:name="T59" style:parent-style-name="DefaultParagraphFont" style:family="text">
      <style:text-properties style:font-name="Times New Roman" style:font-name-complex="Times New Roman" fo:font-weight="bold" style:font-weight-asian="bold" style:font-weight-complex="bold"/>
    </style:style>
    <style:style style:name="T60" style:parent-style-name="DefaultParagraphFont" style:family="text">
      <style:text-properties style:font-name="Times New Roman" style:font-name-complex="Times New Roman"/>
    </style:style>
    <style:style style:name="P61" style:parent-style-name="Normal" style:family="paragraph">
      <style:text-properties style:font-name="Times New Roman" style:font-name-complex="Times New Roman"/>
    </style:style>
    <style:style style:name="P62" style:parent-style-name="Normal" style:family="paragraph">
      <style:text-properties style:font-name="Times New Roman" style:font-name-complex="Times New Roman"/>
    </style:style>
    <style:style style:name="P63" style:parent-style-name="Normal" style:family="paragraph">
      <style:text-properties style:font-name="Times New Roman" style:font-name-complex="Times New Roman" fo:font-weight="bold" style:font-weight-asian="bold" style:font-weight-complex="bold"/>
    </style:style>
    <style:style style:name="P64" style:parent-style-name="Normal" style:family="paragraph">
      <style:text-properties style:font-name="Times New Roman" style:font-name-complex="Times New Roman"/>
    </style:style>
    <style:style style:name="P65" style:parent-style-name="Normal" style:family="paragraph">
      <style:text-properties style:font-name="Times New Roman" style:font-name-complex="Times New Roman"/>
    </style:style>
    <style:style style:name="P66" style:parent-style-name="Normal" style:family="paragraph">
      <style:text-properties style:font-name="Times New Roman" style:font-name-complex="Times New Roman" fo:font-weight="bold" style:font-weight-asian="bold" style:font-weight-complex="bold"/>
    </style:style>
    <style:style style:name="P67" style:parent-style-name="Normal" style:family="paragraph">
      <style:text-properties style:font-name="Times New Roman" style:font-name-complex="Times New Roman"/>
    </style:style>
    <style:style style:name="P68" style:parent-style-name="Normal" style:family="paragraph">
      <style:text-properties style:font-name="Times New Roman" style:font-name-complex="Times New Roman"/>
    </style:style>
    <style:style style:name="P69" style:parent-style-name="Normal" style:family="paragraph">
      <style:text-properties style:font-name="Times New Roman" style:font-name-complex="Times New Roman" fo:font-weight="bold" style:font-weight-asian="bold" style:font-weight-complex="bold"/>
    </style:style>
    <style:style style:name="P70" style:parent-style-name="Normal" style:family="paragraph">
      <style:text-properties style:font-name="Times New Roman" style:font-name-complex="Times New Roman"/>
    </style:style>
    <style:style style:name="P71" style:parent-style-name="Normal" style:family="paragraph">
      <style:text-properties style:font-name="Times New Roman" style:font-name-complex="Times New Roman"/>
    </style:style>
    <style:style style:name="P72" style:parent-style-name="Normal" style:family="paragraph">
      <style:text-properties style:font-name="Times New Roman" style:font-name-complex="Times New Roman"/>
    </style:style>
    <style:style style:name="P73" style:parent-style-name="Normal" style:family="paragraph">
      <style:text-properties style:font-name="Times New Roman" style:font-name-complex="Times New Roman"/>
    </style:style>
    <style:style style:name="P74" style:parent-style-name="Normal" style:family="paragraph">
      <style:text-properties style:font-name="Times New Roman" style:font-name-complex="Times New Roman"/>
    </style:style>
    <style:style style:name="P75" style:parent-style-name="Normal" style:family="paragraph">
      <style:text-properties style:font-name="Times New Roman" style:font-name-complex="Times New Roman"/>
    </style:style>
    <style:style style:name="P7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77" style:parent-style-name="Normal" style:family="paragraph">
      <style:text-properties style:font-name="Times New Roman" style:font-name-complex="Times New Roman"/>
    </style:style>
    <style:style style:name="P78" style:parent-style-name="Normal" style:family="paragraph">
      <style:text-properties style:font-name="Times New Roman" style:font-name-complex="Times New Roman" fo:font-weight="bold" style:font-weight-asian="bold" style:font-weight-complex="bold"/>
    </style:style>
    <style:style style:name="P79" style:parent-style-name="Normal" style:family="paragraph">
      <style:text-properties style:font-name="Times New Roman" style:font-name-complex="Times New Roman"/>
    </style:style>
    <style:style style:name="P80" style:parent-style-name="Normal" style:family="paragraph">
      <style:text-properties style:font-name="Times New Roman" style:font-name-complex="Times New Roman"/>
    </style:style>
    <style:style style:name="P81" style:parent-style-name="Normal" style:family="paragraph">
      <style:text-properties style:font-name="Times New Roman" style:font-name-complex="Times New Roman" fo:font-weight="bold" style:font-weight-asian="bold" style:font-weight-complex="bold"/>
    </style:style>
    <style:style style:name="P82" style:parent-style-name="Normal" style:family="paragraph">
      <style:text-properties style:font-name="Times New Roman" style:font-name-complex="Times New Roman"/>
    </style:style>
    <style:style style:name="P83" style:parent-style-name="Normal" style:family="paragraph">
      <style:text-properties style:font-name="Times New Roman" style:font-name-complex="Times New Roman"/>
    </style:style>
    <style:style style:name="P84" style:parent-style-name="Normal" style:family="paragraph">
      <style:text-properties style:font-name="Times New Roman" style:font-name-complex="Times New Roman"/>
    </style:style>
    <style:style style:name="P85" style:parent-style-name="Normal" style:family="paragraph">
      <style:text-properties style:font-name="Times New Roman" style:font-name-complex="Times New Roman" fo:font-weight="bold" style:font-weight-asian="bold" style:font-weight-complex="bold"/>
    </style:style>
    <style:style style:name="P86" style:parent-style-name="Normal" style:family="paragraph">
      <style:text-properties style:font-name="Times New Roman" style:font-name-complex="Times New Roman"/>
    </style:style>
    <style:style style:name="P87" style:parent-style-name="Normal" style:family="paragraph">
      <style:text-properties style:font-name="Times New Roman" style:font-name-complex="Times New Roman"/>
    </style:style>
    <style:style style:name="P88" style:parent-style-name="Normal" style:family="paragraph">
      <style:text-properties style:font-name="Times New Roman" style:font-name-complex="Times New Roman"/>
    </style:style>
    <style:style style:name="T89" style:parent-style-name="DefaultParagraphFont" style:family="text">
      <style:text-properties style:font-name="Times New Roman" style:font-name-complex="Times New Roman" fo:font-weight="bold" style:font-weight-asian="bold" style:font-weight-complex="bold"/>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fo:font-weight="bold" style:font-weight-asian="bold" style:font-weight-complex="bold"/>
    </style:style>
    <style:style style:name="T92" style:parent-style-name="DefaultParagraphFont" style:family="text">
      <style:text-properties style:font-name="Times New Roman" style:font-name-complex="Times New Roman"/>
    </style:style>
    <style:style style:name="P93" style:parent-style-name="Normal" style:family="paragraph">
      <style:text-properties style:font-name="Times New Roman" style:font-name-complex="Times New Roman"/>
    </style:style>
    <style:style style:name="P94" style:parent-style-name="Normal" style:family="paragraph">
      <style:text-properties style:font-name="Times New Roman" style:font-name-complex="Times New Roman"/>
    </style:style>
    <style:style style:name="P95" style:parent-style-name="Normal" style:family="paragraph">
      <style:text-properties style:font-name="Times New Roman" style:font-name-complex="Times New Roman"/>
    </style:style>
    <style:style style:name="P96" style:parent-style-name="Normal" style:family="paragraph">
      <style:text-properties style:font-name="Times New Roman" style:font-name-complex="Times New Roman"/>
    </style:style>
    <style:style style:name="P97" style:parent-style-name="Normal" style:family="paragraph">
      <style:text-properties style:font-name="Times New Roman" style:font-name-complex="Times New Roman"/>
    </style:style>
    <style:style style:name="P98" style:parent-style-name="Normal" style:family="paragraph">
      <style:text-properties style:font-name="Times New Roman" style:font-name-complex="Times New Roman" fo:font-weight="bold" style:font-weight-asian="bold" style:font-weight-complex="bold"/>
    </style:style>
    <style:style style:name="P99" style:parent-style-name="Normal" style:family="paragraph">
      <style:text-properties style:font-name="Times New Roman" style:font-name-complex="Times New Roman" fo:font-weight="bold" style:font-weight-asian="bold" style:font-weight-complex="bold"/>
    </style:style>
    <style:style style:name="P100" style:parent-style-name="Normal" style:family="paragraph">
      <style:text-properties style:font-name="Times New Roman" style:font-name-complex="Times New Roman"/>
    </style:style>
    <style:style style:name="P101" style:parent-style-name="Normal" style:family="paragraph">
      <style:text-properties style:font-name="Times New Roman" style:font-name-complex="Times New Roman"/>
    </style:style>
    <style:style style:name="P102" style:parent-style-name="Normal" style:family="paragraph">
      <style:text-properties style:font-name="Times New Roman" style:font-name-complex="Times New Roman"/>
    </style:style>
    <style:style style:name="P103" style:parent-style-name="Normal" style:family="paragraph">
      <style:text-properties style:font-name="Times New Roman" style:font-name-complex="Times New Roman"/>
    </style:style>
    <style:style style:name="P104" style:parent-style-name="Normal" style:family="paragraph">
      <style:text-properties style:font-name="Times New Roman" style:font-name-complex="Times New Roman"/>
    </style:style>
    <style:style style:name="P105"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06" style:parent-style-name="Normal" style:family="paragraph">
      <style:text-properties style:font-name="Times New Roman" style:font-name-complex="Times New Roman"/>
    </style:style>
    <style:style style:name="P107" style:parent-style-name="Normal" style:family="paragraph">
      <style:text-properties style:font-name="Times New Roman" style:font-name-complex="Times New Roman"/>
    </style:style>
    <style:style style:name="P108" style:parent-style-name="Normal" style:family="paragraph">
      <style:text-properties style:font-name="Times New Roman" style:font-name-complex="Times New Roman"/>
    </style:style>
    <style:style style:name="P109" style:parent-style-name="Normal" style:family="paragraph">
      <style:text-properties style:font-name="Times New Roman" style:font-name-complex="Times New Roman"/>
    </style:style>
    <style:style style:name="P11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11" style:parent-style-name="ListParagraph" style:list-style-name="LFO4" style:family="paragraph">
      <style:text-properties style:font-name="Times New Roman" style:font-name-complex="Times New Roman"/>
    </style:style>
    <style:style style:name="P112" style:parent-style-name="ListParagraph" style:list-style-name="LFO4" style:family="paragraph">
      <style:text-properties style:font-name="Times New Roman" style:font-name-complex="Times New Roman"/>
    </style:style>
    <style:style style:name="P113" style:parent-style-name="ListParagraph" style:list-style-name="LFO4" style:family="paragraph">
      <style:text-properties style:font-name="Times New Roman" style:font-name-complex="Times New Roman"/>
    </style:style>
    <style:style style:name="P114" style:parent-style-name="ListParagraph" style:list-style-name="LFO4" style:family="paragraph">
      <style:text-properties style:font-name="Times New Roman" style:font-name-complex="Times New Roman"/>
    </style:style>
    <style:style style:name="P115" style:parent-style-name="ListParagraph" style:list-style-name="LFO4" style:family="paragraph">
      <style:text-properties style:font-name="Times New Roman" style:font-name-complex="Times New Roman"/>
    </style:style>
    <style:style style:name="P116" style:parent-style-name="ListParagraph" style:list-style-name="LFO4" style:family="paragraph">
      <style:text-properties style:font-name="Times New Roman" style:font-name-complex="Times New Roman"/>
    </style:style>
    <style:style style:name="P117" style:parent-style-name="ListParagraph" style:list-style-name="LFO4" style:family="paragraph">
      <style:text-properties style:font-name="Times New Roman" style:font-name-complex="Times New Roman"/>
    </style:style>
    <style:style style:name="P118" style:parent-style-name="ListParagraph" style:list-style-name="LFO4" style:family="paragraph">
      <style:text-properties style:font-name="Times New Roman" style:font-name-complex="Times New Roman"/>
    </style:style>
    <style:style style:name="P119" style:parent-style-name="ListParagraph" style:list-style-name="LFO4" style:family="paragraph">
      <style:text-properties style:font-name="Times New Roman" style:font-name-complex="Times New Roman"/>
    </style:style>
    <style:style style:name="P120" style:parent-style-name="ListParagraph" style:list-style-name="LFO4" style:family="paragraph">
      <style:text-properties style:font-name="Times New Roman" style:font-name-complex="Times New Roman"/>
    </style:style>
    <style:style style:name="P121" style:parent-style-name="Normal" style:family="paragraph">
      <style:text-properties style:font-name="Times New Roman" style:font-name-complex="Times New Roman"/>
    </style:style>
    <style:style style:name="P12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23" style:parent-style-name="Normal" style:family="paragraph">
      <style:text-properties style:font-name="Times New Roman" style:font-name-complex="Times New Roman"/>
    </style:style>
    <style:style style:name="P124" style:parent-style-name="Normal" style:family="paragraph">
      <style:text-properties style:font-name="Times New Roman" style:font-name-complex="Times New Roman"/>
    </style:style>
    <style:style style:name="P125" style:parent-style-name="Normal" style:family="paragraph">
      <style:text-properties style:font-name="Times New Roman" style:font-name-complex="Times New Roman"/>
    </style:style>
    <style:style style:name="P126" style:parent-style-name="Normal" style:family="paragraph">
      <style:text-properties style:font-name="Times New Roman" style:font-name-complex="Times New Roman"/>
    </style:style>
  </office:automatic-styles>
  <office:body>
    <office:text text:use-soft-page-breaks="true">
      <text:p text:style-name="P1">Machine Learning for Real Estate: Predicting</text:p>
      <text:p text:style-name="P2">Bangalore House Prices</text:p>
      <text:p text:style-name="P3">Rohit Sharma<text:s/></text:p>
      <text:p text:style-name="P4">B.Sc. ITM 3rd year</text:p>
      <text:p text:style-name="P5"/>
      <text:p text:style-name="Normal"><text:span text:style-name="T6">Abstract</text:span><text:span text:style-name="T7"><text:s/>:</text:span></text:p>
      <text:p text:style-name="P8"/>
      <text:p text:style-name="P9">Accurately predicting real estate prices is crucial for buyers, sellers, and investors in the housing market. This project leverages machine learning techniques to predict home prices in Bangalore, using a dataset sourced from Kaggle. The dataset contains key features such as location, total square footage, number of bedrooms (BHK), bathrooms, and price.</text:p>
      <text:p text:style-name="P10"/>
      <text:p text:style-name="P11">The methodology involves data preprocessing, including handling missing values, feature engineering, and outlier removal. One-hot encoding is applied to convert categorical location data into numerical form. Various models, including Linear Regression, Lasso Regression, and Decision Tree Regressor, were trained and evaluated. Among these, Linear Regression demonstrated the best performance, achieving an R² score of ~0.845 on test data. The trained model allows users to input house parameters and obtain price estimates.</text:p>
      <text:p text:style-name="P12"/>
      <text:p text:style-name="P13">The results indicate that data-driven approaches can effectively predict real estate prices, helping stakeholders make informed decisions. Future work includes exploring advanced ML models, integrating real-time data sources, and deploying the model as a web-based application for enhanced accessibility. This study highlights the potential of AI and machine learning in transforming real estate analytics, offering valuable insights into Bangalore’s dynamic housing market.</text:p>
      <text:p text:style-name="P14"/>
      <text:p text:style-name="P15"/>
      <text:p text:style-name="P16"/>
      <text:p text:style-name="P17"/>
      <text:p text:style-name="P18"/>
      <text:p text:style-name="P19">Introduction</text:p>
      <text:p text:style-name="P20">The real estate sector in Bangalore has been rapidly evolving due to increasing demand and fluctuating market trends. The pricing of properties is influenced by location, size, number of rooms, and amenities. Traditionally, house pricing has relied on historical sales and expert opinions, but these methods can be subjective and inefficient.</text:p>
      <text:p text:style-name="P21">Machine Learning (ML) provides a data-driven approach to predicting house prices by identifying patterns and relationships within historical data. This project focuses on developing a predictive model using regression techniques to estimate house prices based on key property features.</text:p>
      <text:p text:style-name="P22">By utilizing real estate data from Kaggle, the model enables homebuyers, sellers, and real estate developers to make informed pricing decisions with better accuracy and transparency.</text:p>
      <text:p text:style-name="P23"/>
      <text:p text:style-name="P24">Objectives</text:p>
      <text:list text:style-name="LFO4" text:continue-numbering="true">
        <text:list-item>
          <text:p text:style-name="P25">The primary objectives of this project are:</text:p>
        </text:list-item>
        <text:list-item>
          <text:p text:style-name="P26">To develop a machine learning model capable of predicting house prices based on historical data.</text:p>
        </text:list-item>
        <text:list-item>
          <text:p text:style-name="P27">To perform data preprocessing for handling missing values, feature extraction, and outlier detection.</text:p>
        </text:list-item>
        <text:list-item>
          <text:p text:style-name="P28">To analyze market trends by examining property prices across different locations in Bangalore.</text:p>
        </text:list-item>
        <text:list-item>
          <text:p text:style-name="P29">To compare multiple regression models and determine the best-performing algorithm.</text:p>
        </text:list-item>
        <text:list-item>
          <text:p text:style-name="P30">To deploy the trained model for real-time price prediction and enhance decision-making in the real estate sector.</text:p>
        </text:list-item>
      </text:list>
      <text:p text:style-name="P31"/>
      <text:p text:style-name="P32">Tech Stack Used</text:p>
      <text:p text:style-name="Normal"><text:span text:style-name="T33">Programming Language:</text:span><text:span text:style-name="T34"><text:s/></text:span><text:span text:style-name="T35">Python</text:span></text:p>
      <text:p text:style-name="P36">Libraries &amp; Tools:</text:p>
      <text:p text:style-name="Normal"><text:span text:style-name="T37">Data Handling &amp; Analysis</text:span><text:span text:style-name="T38">: Pandas, NumPy</text:span></text:p>
      <text:p text:style-name="Normal"><text:span text:style-name="T39">Data Visualization</text:span><text:span text:style-name="T40">: Matplotlib, Seaborn</text:span></text:p>
      <text:p text:style-name="Normal"><text:span text:style-name="T41">Machine Learning Models</text:span><text:span text:style-name="T42">: Scikit-learn</text:span></text:p>
      <text:p text:style-name="Normal"><text:span text:style-name="T43">Model Deployment &amp; Saving</text:span><text:span text:style-name="T44">: Pickle, JSON</text:span></text:p>
      <text:p text:style-name="Normal"><text:span text:style-name="T45">Development Environment:</text:span><text:span text:style-name="T46"><text:s/></text:span><text:span text:style-name="T47">Jupyter Notebook</text:span></text:p>
      <text:p text:style-name="P48"/>
      <text:p text:style-name="Normal"><text:span text:style-name="T49">Methodology</text:span><text:span text:style-name="T50"><text:s/>(Data Preprocessing)</text:span></text:p>
      <text:p text:style-name="P51"/>
      <text:p text:style-name="P52">Data Cleaning &amp; Handling Missing Values</text:p>
      <text:p text:style-name="P53">Dropped unnecessary columns:<text:s/>area_type, society, balcony, availability</text:p>
      <text:p text:style-name="P54">Handled missing values by removing rows with incomplete data.</text:p>
      <text:p text:style-name="P55">Feature Engineering</text:p>
      <text:p text:style-name="P56">Extracted BHK (bedrooms) from the ‘size’ column (e.g., converting “2 BHK” to 2).</text:p>
      <text:p text:style-name="P57">Converted total_sqft from range format (e.g., “1000 – 1500”) to numeric by taking the average.</text:p>
      <text:p text:style-name="P58">Created a new feature: price per square foot for better standardization.</text:p>
      <text:p text:style-name="Normal"><text:span text:style-name="T59">Categorical Data Encoding</text:span><text:span text:style-name="T60"><text:s/>(Location Handling)</text:span></text:p>
      <text:p text:style-name="P61">One-hot encoding applied to the location column, converting categorical values into numerical format.</text:p>
      <text:p text:style-name="P62">Grouped rare locations (having &lt;10 occurrences) into an “other” category to reduce dimensionality.</text:p>
      <text:p text:style-name="P63">Outlier Detection &amp; Removal</text:p>
      <text:p text:style-name="P64">Removed properties where total_sqft per BHK was too low (e.g., &lt;300 sqft per BHK).</text:p>
      <text:p text:style-name="P65">Eliminated properties with abnormally high bathroom counts (bathrooms &gt; BHK + 2).</text:p>
      <text:p text:style-name="P66">Analysis According to Market Trends</text:p>
      <text:p text:style-name="P67">Most Expensive Areas: Whitefield, Indira Nagar, Rajaji Nagar.</text:p>
      <text:p text:style-name="P68">Most Affordable Areas: Electronic City, Kanakpura Road, Sarjapur Road.</text:p>
      <text:p text:style-name="P69">Price per Square Foot Analysis:</text:p>
      <text:p text:style-name="P70">Higher in central locations (Indira Nagar, MG Road).</text:p>
      <text:p text:style-name="P71">Lower in developing areas (Sarjapur, Electronic City).</text:p>
      <text:p text:style-name="P72">Bedroom Count vs Price:</text:p>
      <text:p text:style-name="P73">Larger homes (4+ BHK) have a higher total price but often lower price per square foot.</text:p>
      <text:p text:style-name="P74"/>
      <text:p text:style-name="P75"/>
      <text:p text:style-name="P76">Regression-Based Prediction</text:p>
      <text:p text:style-name="P77">To predict home prices, we tested three models:</text:p>
      <text:p text:style-name="P78">Linear Regression (Best model)</text:p>
      <text:p text:style-name="P79">Interpretable and efficient for this dataset.</text:p>
      <text:p text:style-name="P80">Achieved R² score: ~0.845 on test data.</text:p>
      <text:p text:style-name="P81">Lasso Regression</text:p>
      <text:p text:style-name="P82">Adds L1 regularization to reduce overfitting.</text:p>
      <text:p text:style-name="P83">Performed worse than Linear Regression (R² ~0.687).</text:p>
      <text:p text:style-name="P84"/>
      <text:p text:style-name="P85">Decision Tree Regressor</text:p>
      <text:p text:style-name="P86">Handles non-linearity better but overfits on training data.</text:p>
      <text:p text:style-name="P87">Achieved R² score: ~0.719, but was not preferred.</text:p>
      <text:p text:style-name="P88"/>
      <text:p text:style-name="Normal"><text:span text:style-name="T89">Final Model Selection</text:span><text:span text:style-name="T90">:</text:span></text:p>
      <text:p text:style-name="Normal"><text:span text:style-name="T91">Linear Regression</text:span><text:span text:style-name="T92"><text:s/>was chosen due to its high accuracy and generalizability.</text:span></text:p>
      <text:p text:style-name="P93">Model Performance &amp; Results</text:p>
      <text:p text:style-name="P94">Model Evaluation (R² Score)</text:p>
      <text:p text:style-name="P95">Linear Regression: 0.845</text:p>
      <text:p text:style-name="P96">Lasso Regression: 0.687</text:p>
      <text:p text:style-name="P97">Decision Tree Regressor: 0.719</text:p>
      <text:p text:style-name="P98"/>
      <text:p text:style-name="P99">Cross-Validation Results:</text:p>
      <text:p text:style-name="P100">[0.8243, 0.7716, 0.8508, 0.8083, 0.8365]</text:p>
      <text:p text:style-name="P101">Consistent performance across different test sets.</text:p>
      <text:p text:style-name="P102"/>
      <text:p text:style-name="P103"/>
      <text:p text:style-name="P104"/>
      <text:p text:style-name="P105">Conclusion</text:p>
      <text:p text:style-name="P106">Successfully built a machine learning model for predicting house prices.</text:p>
      <text:p text:style-name="P107">Linear Regression performed best, achieving 84.5% accuracy.</text:p>
      <text:p text:style-name="P108">Identified key price trends based on location and property features.</text:p>
      <text:p text:style-name="P109"/>
      <text:p text:style-name="P110">Future improvements:-</text:p>
      <text:list text:style-name="LFO4" text:continue-numbering="true">
        <text:list-item>
          <text:p text:style-name="P111">Use hybrid models combining Linear Regression with Decision Trees.</text:p>
        </text:list-item>
        <text:list-item>
          <text:p text:style-name="P112">Deploy as a cloud-based API with auto-scaling capabilities.</text:p>
        </text:list-item>
        <text:list-item>
          <text:p text:style-name="P113">Integrate real-time web scraping for dynamic price updates.</text:p>
        </text:list-item>
        <text:list-item>
          <text:p text:style-name="P114">Apply feature selection techniques to enhance model efficiency.</text:p>
        </text:list-item>
        <text:list-item>
          <text:p text:style-name="P115">Use time-series forecasting to predict future real estate trends.</text:p>
        </text:list-item>
        <text:list-item>
          <text:p text:style-name="P116">Use hybrid models combining Linear Regression with Decision Trees.</text:p>
        </text:list-item>
        <text:list-item>
          <text:p text:style-name="P117">Deploy as a cloud-based API with auto-scaling capabilities</text:p>
        </text:list-item>
        <text:list-item>
          <text:p text:style-name="P118">Integrate real-time web scraping for dynamic price update</text:p>
        </text:list-item>
        <text:list-item>
          <text:p text:style-name="P119">Apply feature selection techniques to enhance model efficiency.</text:p>
        </text:list-item>
        <text:list-item>
          <text:p text:style-name="P120">Use time-series forecasting to predict future real estate trends.</text:p>
        </text:list-item>
      </text:list>
      <text:p text:style-name="P121"/>
      <text:p text:style-name="P122">Reference</text:p>
      <text:p text:style-name="P123">Dataset: Bangalore House Price Dataset (Kaggle)</text:p>
      <text:p text:style-name="P124">Scikit-learn documentation for regression models.</text:p>
      <text:p text:style-name="P125">Research papers on real estate price prediction using ML.</text:p>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1" style:family="text">
      <style:text-properties style:font-name="Times New Roman" style:font-name-asian="Yu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rmarohit24580@gmail.com</meta:initial-creator>
    <dc:creator>sharmarohit24580@gmail.com</dc:creator>
    <meta:creation-date>2025-02-27T15:43:00Z</meta:creation-date>
    <dc:date>2025-02-27T15:43:00Z</dc:date>
    <meta:template xlink:href="Normal.dotm" xlink:type="simple"/>
    <meta:editing-cycles>44</meta:editing-cycles>
    <meta:editing-duration>PT2640S</meta:editing-duration>
    <meta:document-statistic meta:page-count="1" meta:paragraph-count="12" meta:word-count="938" meta:character-count="6278" meta:row-count="44" meta:non-whitespace-character-count="5352"/>
  </office:meta>
</office:document-meta>
</file>